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asterTest.should_deal_with_nested_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MasterTest.number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sterTest.field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sterTest.numb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sterTest.should_find_generic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MasterTest.should_get_object_for_non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sterTest.ra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asterTest.typ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